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************************************************************************************</text:p>
      <text:p text:style-name="Standard">// <text:s/>Name: Jonah Brooks <text:s text:c="8"/><text:tab/>Filename: BrooksJ_L3\Connect4.java</text:p>
      <text:p text:style-name="Standard">// <text:s/>CS162 <text:s/>Spring 2010 <text:s text:c="9"/>Lab #: 3</text:p>
      <text:p text:style-name="Standard">// <text:s/>Tues, Thurs 1:00 PM</text:p>
      <text:p text:style-name="Standard">// <text:s/>Date: <text:s/>Saturday April 10th, 2010</text:p>
      <text:p text:style-name="Standard">//</text:p>
      <text:p text:style-name="Standard">// <text:tab/>Program Name: Connect4.java</text:p>
      <text:p text:style-name="Standard">//<text:tab/>Program Description:</text:p>
      <text:p text:style-name="Standard">//<text:tab/><text:tab/>A text based, two player version of Connect 4.</text:p>
      <text:p text:style-name="Standard">//<text:tab/><text:tab/>Wins are checked horizontally, vertically, and diagonally.</text:p>
      <text:p text:style-name="Standard">//<text:tab/><text:tab/>Up to 25 games can be played with the results recorded for each</text:p>
      <text:p text:style-name="Standard">//<text:tab/>Pseudocode:</text:p>
      <text:p text:style-name="Standard">//<text:tab/><text:tab/>Algorithms and pseudo code included in comments above applicable sections of code</text:p>
      <text:p text:style-name="Standard">//************************************************************************************</text:p>
      <text:p text:style-name="Standard">import java.io.*;</text:p>
      <text:p text:style-name="Standard">import java.util.Scanner;</text:p>
      <text:p text:style-name="Standard"/>
      <text:p text:style-name="Standard">class Connect4 {</text:p>
      <text:p text:style-name="Standard"><text:tab/>public final static int NOPLAYER = 0;</text:p>
      <text:p text:style-name="Standard"><text:tab/>public final static int PLAYER1 = 1;</text:p>
      <text:p text:style-name="Standard"><text:tab/>public final static int PLAYER2 = 2;</text:p>
      <text:p text:style-name="Standard"/>
      <text:p text:style-name="Standard"><text:tab/>//--------------------------------------------------------------------------------</text:p>
      <text:p text:style-name="Standard"><text:tab/>//<text:tab/>Main driver for the game</text:p>
      <text:p text:style-name="Standard"><text:tab/>//--------------------------------------------------------------------------------</text:p>
      <text:p text:style-name="Standard"/>
      <text:p text:style-name="Standard"><text:tab/>public static void main (String[] args) throws Exception</text:p>
      <text:p text:style-name="Standard"><text:tab/>{</text:p>
      <text:p text:style-name="Standard"><text:tab/><text:tab/>char again = 'Y';</text:p>
      <text:p text:style-name="Standard"><text:tab/><text:tab/>int player = PLAYER2;</text:p>
      <text:p text:style-name="Standard"><text:tab/><text:tab/>int winner = NOPLAYER;</text:p>
      <text:p text:style-name="Standard"><text:tab/><text:tab/>int games = 0;</text:p>
      <text:p text:style-name="Standard"><text:tab/><text:tab/>int moves = 0;</text:p>
      <text:p text:style-name="Standard"><text:tab/><text:tab/>boolean valid = false;</text:p>
      <text:p text:style-name="Standard"><text:tab/><text:tab/>Scanner scan = new Scanner(System.in);</text:p>
      <text:p text:style-name="Standard"><text:tab/><text:tab/>Board Myboard;</text:p>
      <text:p text:style-name="Standard"><text:tab/><text:tab/>Record[] records = new Record[25];</text:p>
      <text:p text:style-name="Standard"/>
      <text:p text:style-name="Standard"><text:tab/><text:tab/>while (again == 'Y')</text:p>
      <text:p text:style-name="Standard"><text:tab/><text:tab/>{<text:tab/>Myboard = new Board();</text:p>
      <text:p text:style-name="Standard"><text:tab/><text:tab/><text:tab/>winner = NOPLAYER;</text:p>
      <text:p text:style-name="Standard"><text:tab/><text:tab/><text:tab/>games++;</text:p>
      <text:p text:style-name="Standard"><text:tab/><text:tab/><text:tab/>moves = 0;</text:p>
      <text:p text:style-name="Standard"><text:tab/><text:tab/><text:tab/>Myboard.print();<text:tab/>// print board to the screen</text:p>
      <text:p text:style-name="Standard"/>
      <text:p text:style-name="Standard"><text:tab/><text:tab/><text:tab/>while (winner == NOPLAYER &amp;&amp; moves &lt; 64)<text:tab/>// 64 = number of moves in a Cat's Game</text:p>
      <text:p text:style-name="Standard"><text:tab/><text:tab/><text:tab/>{<text:tab/>player = (player == PLAYER1) ? PLAYER2 : PLAYER1;</text:p>
      <text:p text:style-name="Standard"><text:tab/><text:tab/><text:tab/><text:tab/><text:tab/>// prompt for, validate, and execute a move from the player</text:p>
      <text:p text:style-name="Standard"><text:tab/><text:tab/><text:tab/><text:tab/>System.out.print("Player "+player+" please select a column to make your move (0-7): ");</text:p>
      <text:p text:style-name="Standard"><text:tab/><text:tab/><text:tab/><text:tab/>valid = Myboard.move(player, scan.nextInt());</text:p>
      <text:p text:style-name="Standard"><text:tab/><text:tab/><text:tab/><text:tab/>while(!valid)<text:tab/>// if input was invalid</text:p>
      <text:p text:style-name="Standard"><text:tab/><text:tab/><text:tab/><text:tab/>{<text:tab/>System.out.print("That move is not allowed, please select a non-full” +</text:p>
      <text:p text:style-name="Standard"><text:tab/><text:tab/><text:tab/><text:tab/><text:tab/> <text:s text:c="5"/><text:tab/><text:tab/> <text:s text:c="3"/>“ column between 0 and 7: ");</text:p>
      <text:p text:style-name="Standard"><text:tab/><text:tab/><text:tab/><text:tab/><text:tab/>valid = Myboard.move(player, scan.nextInt());</text:p>
      <text:p text:style-name="Standard"><text:soft-page-break/><text:tab/><text:tab/><text:tab/><text:tab/>}</text:p>
      <text:p text:style-name="Standard"><text:tab/><text:tab/><text:tab/><text:tab/>Myboard.print();<text:tab/>// print new board to update the screen</text:p>
      <text:p text:style-name="Standard"><text:tab/><text:tab/><text:tab/><text:tab/>winner = Myboard.check_win();</text:p>
      <text:p text:style-name="Standard"><text:tab/><text:tab/><text:tab/><text:tab/>moves++;</text:p>
      <text:p text:style-name="Standard"><text:tab/><text:tab/><text:tab/>} // end while</text:p>
      <text:p text:style-name="Standard"><text:tab/><text:tab/><text:tab/>System.out.println ( (winner == 0) ? "Cat's Game!" : "Congratulations Player " + winner + "!!!");</text:p>
      <text:p text:style-name="Standard"><text:tab/><text:tab/><text:tab/>records[games-1] = new Record(winner, moves);<text:tab/>// store the record for this game</text:p>
      <text:p text:style-name="Standard"/>
      <text:p text:style-name="Standard"><text:tab/><text:tab/><text:tab/>if (games == 25)</text:p>
      <text:p text:style-name="Standard"><text:tab/><text:tab/><text:tab/><text:tab/>again = 'N';<text:tab/>// exit if the games played equals 25</text:p>
      <text:p text:style-name="Standard"><text:tab/><text:tab/><text:tab/>else<text:tab/>// otherwise prompt user</text:p>
      <text:p text:style-name="Standard"><text:tab/><text:tab/><text:tab/>{<text:tab/>System.out.print ("Do you want to play another game? (y/n): ");</text:p>
      <text:p text:style-name="Standard"><text:tab/><text:tab/><text:tab/><text:tab/>String word = scan.next();</text:p>
      <text:p text:style-name="Standard"><text:tab/><text:tab/><text:tab/><text:tab/>word = word.toUpperCase();</text:p>
      <text:p text:style-name="Standard"><text:tab/><text:tab/><text:tab/><text:tab/>again = word.charAt(0);</text:p>
      <text:p text:style-name="Standard"><text:tab/><text:tab/><text:tab/>} // end if</text:p>
      <text:p text:style-name="Standard"><text:tab/><text:tab/>} // end out while</text:p>
      <text:p text:style-name="Standard"/>
      <text:p text:style-name="Standard"><text:tab/><text:tab/>System.out.println("\n\n Thank you for playing!\nThe record of the games played is:");</text:p>
      <text:p text:style-name="Standard"><text:tab/><text:tab/>for(int i = 0; i &lt; games; i++)</text:p>
      <text:p text:style-name="Standard"><text:tab/><text:tab/>{<text:tab/>System.out.print("(Game "+(i+1)+")\t\t");</text:p>
      <text:p text:style-name="Standard"><text:tab/><text:tab/><text:tab/>records[i].print();</text:p>
      <text:p text:style-name="Standard"><text:tab/><text:tab/>}</text:p>
      <text:p text:style-name="Standard"><text:tab/>} // end method main</text:p>
      <text:p text:style-name="Standard">} // end class Connect 4</text:p>
      <text:p text:style-name="Standard"/>
      <text:p text:style-name="Standard">//==================================================================================</text:p>
      <text:p text:style-name="Standard">//<text:tab/>Represents one player piece.</text:p>
      <text:p text:style-name="Standard">//==================================================================================</text:p>
      <text:p text:style-name="Standard">class Piece {</text:p>
      <text:p text:style-name="Standard"><text:tab/>private int owner;</text:p>
      <text:p text:style-name="Standard"/>
      <text:p text:style-name="Standard"><text:tab/>//----------------------------------------------------------------------------------</text:p>
      <text:p text:style-name="Standard"><text:tab/>//<text:tab/>Sets up a new piece, owned by neither player</text:p>
      <text:p text:style-name="Standard"><text:tab/>//----------------------------------------------------------------------------------</text:p>
      <text:p text:style-name="Standard"><text:tab/>public Piece()</text:p>
      <text:p text:style-name="Standard"><text:tab/>{<text:tab/>owner = Connect4.NOPLAYER;</text:p>
      <text:p text:style-name="Standard"><text:tab/>} // end constructor Piece</text:p>
      <text:p text:style-name="Standard"/>
      <text:p text:style-name="Standard"><text:tab/>public void print()</text:p>
      <text:p text:style-name="Standard"><text:tab/>{<text:tab/>char toPrint = ' ';<text:tab/>// to represent a piece owned by neither player</text:p>
      <text:p text:style-name="Standard"><text:tab/><text:tab/>if (owner == 2)</text:p>
      <text:p text:style-name="Standard"><text:tab/><text:tab/><text:tab/>toPrint = 'O';</text:p>
      <text:p text:style-name="Standard"><text:tab/><text:tab/>else if (owner == 1)</text:p>
      <text:p text:style-name="Standard"><text:tab/><text:tab/><text:tab/>toPrint = 'X';</text:p>
      <text:p text:style-name="Standard"><text:tab/><text:tab/>System.out.print(toPrint);</text:p>
      <text:p text:style-name="Standard"><text:tab/>} // end method print</text:p>
      <text:p text:style-name="Standard"/>
      <text:p text:style-name="Standard"><text:tab/>public void set_player(int player)</text:p>
      <text:p text:style-name="Standard"><text:tab/>{<text:tab/>owner = player;</text:p>
      <text:p text:style-name="Standard"><text:tab/>}</text:p>
      <text:p text:style-name="Standard"/>
      <text:p text:style-name="Standard"><text:tab/>public int get_player()</text:p>
      <text:p text:style-name="Standard"><text:tab/>{<text:tab/>return owner;</text:p>
      <text:p text:style-name="Standard"><text:soft-page-break/><text:tab/>}</text:p>
      <text:p text:style-name="Standard"/>
      <text:p text:style-name="Standard"><text:tab/>public boolean is_used()</text:p>
      <text:p text:style-name="Standard"><text:tab/>{<text:tab/>return (owner &gt; 0);<text:tab/>// return whether or not a player owns the piece</text:p>
      <text:p text:style-name="Standard"><text:tab/>}</text:p>
      <text:p text:style-name="Standard"/>
      <text:p text:style-name="Standard">} // end class Piece</text:p>
      <text:p text:style-name="Standard"/>
      <text:p text:style-name="Standard">//==================================================================================</text:p>
      <text:p text:style-name="Standard">//<text:tab/>Represents the game board.</text:p>
      <text:p text:style-name="Standard">//==================================================================================</text:p>
      <text:p text:style-name="Standard">class Board {</text:p>
      <text:p text:style-name="Standard"><text:tab/>private Piece[][] pieces;</text:p>
      <text:p text:style-name="Standard"><text:tab/>private int last_row;<text:tab/>// store the row of the last move made</text:p>
      <text:p text:style-name="Standard"><text:tab/>private int last_col;<text:tab/>// store the column of the last move</text:p>
      <text:p text:style-name="Standard"><text:tab/>public Board()</text:p>
      <text:p text:style-name="Standard"><text:tab/>{<text:tab/>pieces = new Piece[8][8];</text:p>
      <text:p text:style-name="Standard"><text:tab/><text:tab/>for(int row = 0; row &lt; 8; row++)</text:p>
      <text:p text:style-name="Standard"><text:tab/><text:tab/><text:tab/>for(int col = 0; col &lt; 8; col++)</text:p>
      <text:p text:style-name="Standard"><text:tab/><text:tab/><text:tab/><text:tab/>pieces[row][col] = new Piece();<text:tab/>// instantiate each piece of the array</text:p>
      <text:p text:style-name="Standard"><text:tab/>} // end constructor Board</text:p>
      <text:p text:style-name="Standard"/>
      <text:p text:style-name="Standard"><text:tab/>//----------------------------------------------------------------------------------</text:p>
      <text:p text:style-name="Standard"><text:tab/>//<text:tab/>Validates and executes moves</text:p>
      <text:p text:style-name="Standard"><text:tab/>//----------------------------------------------------------------------------------</text:p>
      <text:p text:style-name="Standard"><text:tab/>public boolean move(int player, int col)</text:p>
      <text:p text:style-name="Standard"><text:tab/>{<text:tab/>boolean is_valid = true;</text:p>
      <text:p text:style-name="Standard"><text:tab/><text:tab/>int row = 7;<text:tab/>// start checks with the 'top' row</text:p>
      <text:p text:style-name="Standard"><text:tab/><text:tab/><text:tab/>// if the column is not within the bounds of the board, or the first slot is full</text:p>
      <text:p text:style-name="Standard"><text:tab/><text:tab/>if (col &gt; 7 || col &lt; 0 || pieces[row][col].is_used())</text:p>
      <text:p text:style-name="Standard"><text:tab/><text:tab/>{<text:tab/>is_valid = false;</text:p>
      <text:p text:style-name="Standard"><text:tab/><text:tab/>}</text:p>
      <text:p text:style-name="Standard"><text:tab/><text:tab/>else<text:tab/>// while the next slot down is "open"...</text:p>
      <text:p text:style-name="Standard"><text:tab/><text:tab/>{<text:tab/>while (row &gt;= 0 &amp;&amp; !pieces[row][col].is_used())</text:p>
      <text:p text:style-name="Standard"><text:tab/><text:tab/><text:tab/>{<text:tab/>row--;</text:p>
      <text:p text:style-name="Standard"><text:tab/><text:tab/><text:tab/>} // decrement row until it is just below the last valid slot</text:p>
      <text:p text:style-name="Standard"><text:tab/><text:tab/><text:tab/>pieces[row+1][col].set_player(player);<text:tab/>// can't get here at row == 7</text:p>
      <text:p text:style-name="Standard"><text:tab/><text:tab/>} // end else-if</text:p>
      <text:p text:style-name="Standard"><text:tab/><text:tab/>last_row = row+1;</text:p>
      <text:p text:style-name="Standard"><text:tab/><text:tab/>last_col = col;</text:p>
      <text:p text:style-name="Standard"><text:tab/><text:tab/>return is_valid;</text:p>
      <text:p text:style-name="Standard"><text:tab/>} // end method move</text:p>
      <text:p text:style-name="Standard"/>
      <text:p text:style-name="Standard"><text:tab/>//----------------------------------------------------------------------------------</text:p>
      <text:p text:style-name="Standard"><text:tab/>//<text:tab/>Prints the board to the screen.</text:p>
      <text:p text:style-name="Standard"><text:tab/>//----------------------------------------------------------------------------------</text:p>
      <text:p text:style-name="Standard"><text:tab/>public void print()</text:p>
      <text:p text:style-name="Standard"><text:tab/>{<text:tab/>for(int row = 8; row &gt;= 0; row--)<text:tab/>// start with row 9 (index 8) to label columns</text:p>
      <text:p text:style-name="Standard"><text:tab/><text:tab/>{<text:tab/>for(int col = 0; col &lt; 8; col++)</text:p>
      <text:p text:style-name="Standard"><text:tab/><text:tab/><text:tab/>{<text:tab/>if(row == 8)</text:p>
      <text:p text:style-name="Standard"><text:tab/><text:tab/><text:tab/><text:tab/><text:tab/>System.out.print(" "+col);</text:p>
      <text:p text:style-name="Standard"><text:tab/><text:tab/><text:tab/><text:tab/>else</text:p>
      <text:p text:style-name="Standard"><text:tab/><text:tab/><text:tab/><text:tab/>{<text:tab/>System.out.print("|");</text:p>
      <text:p text:style-name="Standard"><text:tab/><text:tab/><text:tab/><text:tab/><text:tab/>pieces[row][col].print();<text:tab/>// print each piece one at a time</text:p>
      <text:p text:style-name="Standard"><text:soft-page-break/><text:tab/><text:tab/><text:tab/><text:tab/>} // end if-else</text:p>
      <text:p text:style-name="Standard"><text:tab/><text:tab/><text:tab/>} // end inner for</text:p>
      <text:p text:style-name="Standard"><text:tab/><text:tab/><text:tab/>System.out.println( (row == 8) ? ' ' : '|');<text:tab/>// print the closing | then start a new line</text:p>
      <text:p text:style-name="Standard"><text:tab/><text:tab/>} // end outter for</text:p>
      <text:p text:style-name="Standard"><text:tab/><text:tab/>System.out.println("\n");<text:tab/>// print a couple blank lines to add space between frames</text:p>
      <text:p text:style-name="Standard"><text:tab/>} // end method print</text:p>
      <text:p text:style-name="Standard"/>
      <text:p text:style-name="Standard"><text:tab/>//----------------------------------------------------------------------------------</text:p>
      <text:p text:style-name="Standard"><text:tab/>//<text:tab/>Checks to see if a given player has any winning combination on the board</text:p>
      <text:p text:style-name="Standard"><text:tab/>//----------------------------------------------------------------------------------</text:p>
      <text:p text:style-name="Standard"><text:tab/>public boolean is_winner(int player)</text:p>
      <text:p text:style-name="Standard"><text:tab/>{<text:tab/>boolean won = false;</text:p>
      <text:p text:style-name="Standard"><text:tab/><text:tab/>int count = 0;</text:p>
      <text:p text:style-name="Standard"><text:tab/><text:tab/>Piece[] possible_win = new Piece[4];<text:tab/>// store an array of pieces that might be a winning combo</text:p>
      <text:p text:style-name="Standard"><text:tab/><text:tab/><text:tab/>//--------------------------------------------------------</text:p>
      <text:p text:style-name="Standard"><text:tab/><text:tab/><text:tab/>// Pseudo code:</text:p>
      <text:p text:style-name="Standard"><text:tab/><text:tab/><text:tab/>// <text:s text:c="4"/>if it's possible to win vertically:</text:p>
      <text:p text:style-name="Standard"><text:tab/><text:tab/><text:tab/>// <text:s text:c="8"/>check to see if the three pieces directly bellow the last one played are owned</text:p>
      <text:p text:style-name="Standard"><text:tab/><text:tab/><text:tab/>//<text:tab/> <text:s text:c="3"/>by the current player</text:p>
      <text:p text:style-name="Standard"><text:tab/><text:tab/><text:tab/>// <text:s text:c="4"/>if player hasn't already won:</text:p>
      <text:p text:style-name="Standard"><text:tab/><text:tab/><text:tab/>//<text:tab/>parse through the current row counting up when a piece is owned by current player</text:p>
      <text:p text:style-name="Standard"><text:tab/><text:tab/><text:tab/>//<text:tab/>reset count if piece isn't owned by the current player</text:p>
      <text:p text:style-name="Standard"><text:tab/><text:tab/><text:tab/>//<text:tab/>if at any time count reaches 4, the player has won</text:p>
      <text:p text:style-name="Standard"><text:tab/><text:tab/><text:tab/>// <text:s text:c="5"/>if player hasn't already won:</text:p>
      <text:p text:style-name="Standard"><text:tab/><text:tab/><text:tab/>// <text:tab/>loop while temporary variables storing row and col are within bounds</text:p>
      <text:p text:style-name="Standard"><text:tab/><text:tab/><text:tab/>//<text:tab/>loop through this with tRow-- and tCol--</text:p>
      <text:p text:style-name="Standard"><text:tab/><text:tab/><text:tab/>// <text:tab/>this will land the variables on whatever lower-left edge is in the diagonal</text:p>
      <text:p text:style-name="Standard"><text:tab/><text:tab/><text:tab/>// <text:tab/>then loop through again going the other way and count each piece to check for a win</text:p>
      <text:p text:style-name="Standard"><text:tab/><text:tab/><text:tab/>//<text:tab/>reset variables and do the above step only mirror the row parts</text:p>
      <text:p text:style-name="Standard"><text:tab/><text:tab/><text:tab/>//<text:tab/> <text:s text:c="3"/>this will check for wins in upper-left to lower right diagonal</text:p>
      <text:p text:style-name="Standard"><text:tab/><text:tab/><text:tab/>//<text:tab/>In other words, find the lower left to upper right diagonal which contains the piece</text:p>
      <text:p text:style-name="Standard"><text:tab/><text:tab/><text:tab/>//<text:tab/>then check to see if that diagonal contains a win. Repeat for upper left - lower right</text:p>
      <text:p text:style-name="Standard"><text:tab/><text:tab/><text:tab/>//<text:tab/>return true if any of these checks came up as a win</text:p>
      <text:p text:style-name="Standard"><text:tab/><text:tab/><text:tab/>//----------------------------------------------------------</text:p>
      <text:p text:style-name="Standard"/>
      <text:p text:style-name="Standard"><text:tab/><text:tab/><text:tab/>// ------------ check for a vertical win ----------------------</text:p>
      <text:p text:style-name="Standard"><text:tab/><text:tab/>if(last_row &gt;= 3) // if there are enough pieces in the column for a possible win</text:p>
      <text:p text:style-name="Standard"><text:tab/><text:tab/>{<text:tab/>won = true;<text:tab/>// be optimistic!</text:p>
      <text:p text:style-name="Standard"><text:tab/><text:tab/><text:tab/>for(int row = 3; row &gt;= 0; row--)</text:p>
      <text:p text:style-name="Standard"><text:tab/><text:tab/><text:tab/><text:tab/>if (pieces[last_row-row][last_col].get_player() != player)</text:p>
      <text:p text:style-name="Standard"><text:tab/><text:tab/><text:tab/><text:tab/><text:tab/>won = false;</text:p>
      <text:p text:style-name="Standard"><text:tab/><text:tab/>}// end if, checking the 3 pieces directly beneath the last one placed</text:p>
      <text:p text:style-name="Standard"/>
      <text:p text:style-name="Standard"><text:tab/><text:tab/><text:tab/>// ------------ check for horizontal win -----------------</text:p>
      <text:p text:style-name="Standard"><text:tab/><text:tab/>if(won == false)</text:p>
      <text:p text:style-name="Standard"><text:tab/><text:tab/>{<text:tab/>for(int col = 0; col &lt; 8; col++)<text:tab/>// parse the row of interest</text:p>
      <text:p text:style-name="Standard"><text:tab/><text:tab/><text:tab/>{<text:tab/>if(pieces[last_row][col].get_player() == player)</text:p>
      <text:p text:style-name="Standard"><text:tab/><text:tab/><text:tab/><text:tab/><text:tab/>count++;</text:p>
      <text:p text:style-name="Standard"><text:tab/><text:tab/><text:tab/><text:tab/>else</text:p>
      <text:p text:style-name="Standard"><text:tab/><text:tab/><text:tab/><text:tab/><text:tab/>count = 0;</text:p>
      <text:p text:style-name="Standard"><text:tab/><text:tab/><text:tab/><text:tab/>if(count == 4)</text:p>
      <text:p text:style-name="Standard"><text:tab/><text:tab/><text:tab/><text:tab/><text:tab/>won = true;</text:p>
      <text:p text:style-name="Standard"><text:tab/><text:tab/><text:tab/>} // end parsing for loop</text:p>
      <text:p text:style-name="Standard"><text:tab/><text:tab/>} // end the check for horizontal win</text:p>
      <text:p text:style-name="Standard"><text:soft-page-break/></text:p>
      <text:p text:style-name="Standard"><text:tab/><text:tab/><text:tab/>// ------------ check for diagonal win -----------------</text:p>
      <text:p text:style-name="Standard"><text:tab/><text:tab/>if(won == false)</text:p>
      <text:p text:style-name="Standard"><text:tab/><text:tab/>{</text:p>
      <text:p text:style-name="Standard"><text:tab/><text:tab/><text:tab/>int tRow = last_row;</text:p>
      <text:p text:style-name="Standard"><text:tab/><text:tab/><text:tab/>int tCol = last_col;<text:tab/>// temp variables for current row and column for use in loops</text:p>
      <text:p text:style-name="Standard"><text:tab/><text:tab/><text:tab/>count = 0;</text:p>
      <text:p text:style-name="Standard"><text:tab/><text:tab/><text:tab/><text:tab/>// ------------- check for a \ type diagonal win ---------------------</text:p>
      <text:p text:style-name="Standard"><text:tab/><text:tab/><text:tab/>while (tRow&lt;7 &amp;&amp; tCol&gt;0)</text:p>
      <text:p text:style-name="Standard"><text:tab/><text:tab/><text:tab/>{<text:tab/>// while the indices are within the bounds of the board</text:p>
      <text:p text:style-name="Standard"><text:tab/><text:tab/><text:tab/><text:tab/>tRow++;</text:p>
      <text:p text:style-name="Standard"><text:tab/><text:tab/><text:tab/><text:tab/>tCol--;</text:p>
      <text:p text:style-name="Standard"><text:tab/><text:tab/><text:tab/>} // this loop will trace the diagonal up and to the left, to whatever edge it hits first</text:p>
      <text:p text:style-name="Standard"><text:tab/><text:tab/><text:tab/>while (tRow&gt;=0 &amp;&amp; tCol&lt;=7)</text:p>
      <text:p text:style-name="Standard"><text:tab/><text:tab/><text:tab/>{<text:tab/>// again while the indecies are within the bounds of the board</text:p>
      <text:p text:style-name="Standard"><text:tab/><text:tab/><text:tab/><text:tab/>if(pieces[tRow][tCol].get_player() == player)</text:p>
      <text:p text:style-name="Standard"><text:tab/><text:tab/><text:tab/><text:tab/><text:tab/>count++;</text:p>
      <text:p text:style-name="Standard"><text:tab/><text:tab/><text:tab/><text:tab/>else</text:p>
      <text:p text:style-name="Standard"><text:tab/><text:tab/><text:tab/><text:tab/><text:tab/>count = 0;</text:p>
      <text:p text:style-name="Standard"><text:tab/><text:tab/><text:tab/><text:tab/>if(count == 4)</text:p>
      <text:p text:style-name="Standard"><text:tab/><text:tab/><text:tab/><text:tab/>{<text:tab/>won = true;</text:p>
      <text:p text:style-name="Standard"><text:tab/><text:tab/><text:tab/><text:tab/>}</text:p>
      <text:p text:style-name="Standard"><text:tab/><text:tab/><text:tab/><text:tab/>tRow--;</text:p>
      <text:p text:style-name="Standard"><text:tab/><text:tab/><text:tab/><text:tab/>tCol++;</text:p>
      <text:p text:style-name="Standard"><text:tab/><text:tab/><text:tab/>} // this loop traces the diagonal back down and to the right, checking for a win combo</text:p>
      <text:p text:style-name="Standard"/>
      <text:p text:style-name="Standard"><text:tab/><text:tab/><text:tab/><text:tab/>// now to reset the temp variables and run this again</text:p>
      <text:p text:style-name="Standard"><text:tab/><text:tab/><text:tab/><text:tab/>// ----------- this time mirrored to check for / wins -----------------</text:p>
      <text:p text:style-name="Standard"><text:tab/><text:tab/><text:tab/>tRow = last_row;</text:p>
      <text:p text:style-name="Standard"><text:tab/><text:tab/><text:tab/>tCol = last_col;</text:p>
      <text:p text:style-name="Standard"><text:tab/><text:tab/><text:tab/>count = 0;</text:p>
      <text:p text:style-name="Standard"><text:tab/><text:tab/><text:tab/><text:tab/>// check for a / type diagonal win</text:p>
      <text:p text:style-name="Standard"><text:tab/><text:tab/><text:tab/>while (tRow&gt;0 &amp;&amp; tCol&gt;0)</text:p>
      <text:p text:style-name="Standard"><text:tab/><text:tab/><text:tab/>{<text:tab/>// while the indices are within the bounds of the board</text:p>
      <text:p text:style-name="Standard"><text:tab/><text:tab/><text:tab/><text:tab/>tRow--;</text:p>
      <text:p text:style-name="Standard"><text:tab/><text:tab/><text:tab/><text:tab/>tCol--;</text:p>
      <text:p text:style-name="Standard"><text:tab/><text:tab/><text:tab/>} // this loop will trace the diagonal down and to the left, to whatever edge it hits first</text:p>
      <text:p text:style-name="Standard"><text:tab/><text:tab/><text:tab/>while (tRow&lt;=7 &amp;&amp; tCol&lt;=7)</text:p>
      <text:p text:style-name="Standard"><text:tab/><text:tab/><text:tab/>{<text:tab/>// again while the indecies are within the bounds of the board</text:p>
      <text:p text:style-name="Standard"><text:tab/><text:tab/><text:tab/><text:tab/>if(pieces[tRow][tCol].get_player() == player)</text:p>
      <text:p text:style-name="Standard"><text:tab/><text:tab/><text:tab/><text:tab/><text:tab/>count++;</text:p>
      <text:p text:style-name="Standard"><text:tab/><text:tab/><text:tab/><text:tab/>else</text:p>
      <text:p text:style-name="Standard"><text:tab/><text:tab/><text:tab/><text:tab/><text:tab/>count = 0;</text:p>
      <text:p text:style-name="Standard"><text:tab/><text:tab/><text:tab/><text:tab/>if(count == 4)</text:p>
      <text:p text:style-name="Standard"><text:tab/><text:tab/><text:tab/><text:tab/>{<text:tab/>won = true;</text:p>
      <text:p text:style-name="Standard"><text:tab/><text:tab/><text:tab/><text:tab/>}</text:p>
      <text:p text:style-name="Standard"><text:tab/><text:tab/><text:tab/><text:tab/>tRow++;</text:p>
      <text:p text:style-name="Standard"><text:tab/><text:tab/><text:tab/><text:tab/>tCol++;</text:p>
      <text:p text:style-name="Standard"><text:tab/><text:tab/><text:tab/>} // this loop traces the diagonal back up and to the right, checking for a win combo</text:p>
      <text:p text:style-name="Standard"><text:tab/><text:tab/>} // end if, checking for a diagonal win</text:p>
      <text:p text:style-name="Standard"/>
      <text:p text:style-name="Standard"><text:tab/><text:tab/>return won;</text:p>
      <text:p text:style-name="Standard"><text:tab/>}</text:p>
      <text:p text:style-name="Standard"/>
      <text:p text:style-name="Standard"><text:soft-page-break/><text:tab/>//----------------------------------------------------------------------------------</text:p>
      <text:p text:style-name="Standard"><text:tab/>//<text:tab/>Checks if there are any winners at this point.</text:p>
      <text:p text:style-name="Standard"><text:tab/>//----------------------------------------------------------------------------------</text:p>
      <text:p text:style-name="Standard"><text:tab/>public int check_win()</text:p>
      <text:p text:style-name="Standard"><text:tab/>{<text:tab/>int result = Connect4.NOPLAYER;</text:p>
      <text:p text:style-name="Standard"><text:tab/><text:tab/>if(is_winner(Connect4.PLAYER1))</text:p>
      <text:p text:style-name="Standard"><text:tab/><text:tab/><text:tab/>result = Connect4.PLAYER1;</text:p>
      <text:p text:style-name="Standard"><text:tab/><text:tab/>else if (is_winner(Connect4.PLAYER2))</text:p>
      <text:p text:style-name="Standard"><text:tab/><text:tab/><text:tab/>result = Connect4.PLAYER2;</text:p>
      <text:p text:style-name="Standard"><text:tab/><text:tab/>return result;</text:p>
      <text:p text:style-name="Standard"><text:tab/>} // end method check_win</text:p>
      <text:p text:style-name="Standard">} // end class Board</text:p>
      <text:p text:style-name="Standard"/>
      <text:p text:style-name="Standard">//==================================================================================</text:p>
      <text:p text:style-name="Standard">//<text:tab/>Stores and displays the winning player and the number of moves taken in one game</text:p>
      <text:p text:style-name="Standard">//==================================================================================</text:p>
      <text:p text:style-name="Standard">class Record {</text:p>
      <text:p text:style-name="Standard"><text:tab/>private int player, moves;</text:p>
      <text:p text:style-name="Standard"><text:tab/>public Record(int argPlayer, int argMoves)</text:p>
      <text:p text:style-name="Standard"><text:tab/>{<text:tab/>player = argPlayer;</text:p>
      <text:p text:style-name="Standard"><text:tab/><text:tab/>moves = argMoves;</text:p>
      <text:p text:style-name="Standard"><text:tab/>}</text:p>
      <text:p text:style-name="Standard"><text:tab/>public void print()</text:p>
      <text:p text:style-name="Standard"><text:tab/>{<text:tab/>if(player == 0)</text:p>
      <text:p text:style-name="Standard"><text:tab/><text:tab/><text:tab/>System.out.println("Cat's Game~\t No winner, 64 moves");</text:p>
      <text:p text:style-name="Standard"><text:tab/><text:tab/>else</text:p>
      <text:p text:style-name="Standard"><text:tab/><text:tab/><text:tab/>System.out.println("Winner: Player "+player+"\t Total Moves: "+moves);</text:p>
      <text:p text:style-name="Standard"><text:tab/>}</text:p>
      <text:p text:style-name="Standard">} // end class Rec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02in" fo:margin-bottom="0.302in" fo:margin-left="0.2917in" fo:margin-right="0.229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h Brooks</meta:initial-creator>
    <meta:creation-date>2010-04-18T14:26:48.28</meta:creation-date>
    <dc:date>2010-04-18T14:52:23.58</dc:date>
    <dc:creator>Jonah Brooks</dc:creator>
    <meta:editing-duration>PT00H10M24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6" meta:paragraph-count="274" meta:word-count="1572" meta:character-count="10983"/>
  </office:meta>
</office:document-meta>
</file>